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2000000E700000082459CFDD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3cm" svg:height="3.026cm" svg:x="1.675cm" svg:y="0.93cm">
          <draw:image xlink:href="Pictures/20000002000000E700000082459CFDDF.eps" xlink:type="simple" xlink:show="embed" xlink:actuate="onLoad">
            <text:p/>
          </draw:image>
        </draw:frame>
        <draw:frame draw:style-name="gr2" draw:text-style-name="P3" draw:layer="layout" svg:width="0.985cm" svg:height="0.848cm" svg:x="7.137cm" svg:y="0.311cm">
          <draw:text-box>
            <text:p text:style-name="P2"><text:span text:style-name="T1">ڈایوڈ</text:span></text:p>
          </draw:text-box>
        </draw:frame>
        <draw:frame draw:style-name="gr2" draw:text-style-name="P3" draw:layer="layout" svg:width="0.934cm" svg:height="0.848cm" svg:x="7.214cm" svg:y="1.512cm">
          <draw:text-box>
            <text:p text:style-name="P2"><text:span text:style-name="T1">زینر</text:span></text:p>
          </draw:text-box>
        </draw:frame>
        <draw:frame draw:style-name="gr2" draw:text-style-name="P3" draw:layer="layout" svg:width="1.057cm" svg:height="0.848cm" svg:x="7.127cm" svg:y="2.942cm">
          <draw:text-box>
            <text:p text:style-name="P2"><text:span text:style-name="T1">شاٹکی</text:span></text:p>
          </draw:text-box>
        </draw:frame>
        <draw:frame draw:style-name="gr2" draw:text-style-name="P3" draw:layer="layout" svg:width="1.15cm" svg:height="0.848cm" svg:x="4.014cm" svg:y="0.352cm">
          <draw:text-box>
            <text:p text:style-name="P2"><text:span text:style-name="T1">وریکٹر</text:span></text:p>
          </draw:text-box>
        </draw:frame>
        <draw:frame draw:style-name="gr2" draw:text-style-name="P3" draw:layer="layout" svg:width="1.044cm" svg:height="0.848cm" svg:x="1.315cm" svg:y="3.815cm">
          <draw:text-box>
            <text:p text:style-name="P2"><text:span text:style-name="T1">نوری</text:span></text:p>
          </draw:text-box>
        </draw:frame>
        <draw:frame draw:style-name="gr2" draw:text-style-name="P3" draw:layer="layout" svg:width="0.858cm" svg:height="0.848cm" svg:x="3.346cm" svg:y="3.833cm">
          <draw:text-box>
            <text:p text:style-name="P2"><text:span text:style-name="T1">فوٹ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53:23.312062286</dc:date>
    <meta:editing-duration>P0D</meta:editing-duration>
    <meta:editing-cycles>1</meta:editing-cycles>
    <meta:document-statistic meta:object-count="7"/>
    <meta:generator>LibreOffice/4.2.8.2$Linux_x86 LibreOffice_project/420m0$Build-2</meta:generator>
  </office:meta>
</office:document-meta>
</file>